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4cm" fo:min-width="0.78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.60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.6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8cm" fo:min-width="0.60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2cm" fo:min-width="0.604cm" fo:padding-top="0.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2cm" fo:min-width="0.6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4cm" fo:min-width="0.604cm"/>
      <style:paragraph-properties style:writing-mode="lr-tb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4cm" fo:min-width="0.604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7.899999618530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15.99cm" svg:y1="6.864cm" svg:x2="16.006cm" svg:y2="8.385cm">
          <text:p/>
        </draw:line>
        <draw:g>
          <draw:line draw:style-name="gr1" draw:text-style-name="P1" draw:layer="layout" svg:x1="16.122cm" svg:y1="6.872cm" svg:x2="15.849cm" svg:y2="6.759cm">
            <text:p/>
          </draw:line>
          <draw:line draw:style-name="gr1" draw:text-style-name="P1" draw:layer="layout" svg:x1="16.387cm" svg:y1="6.515cm" svg:x2="15.85cm" svg:y2="6.761cm">
            <text:p/>
          </draw:line>
          <draw:line draw:style-name="gr1" draw:text-style-name="P1" draw:layer="layout" svg:x1="16.398cm" svg:y1="6.043cm" svg:x2="15.84cm" svg:y2="5.806cm">
            <text:p/>
          </draw:line>
          <draw:line draw:style-name="gr1" draw:text-style-name="P1" draw:layer="layout" svg:x1="16.4cm" svg:y1="6.527cm" svg:x2="15.842cm" svg:y2="6.29cm">
            <text:p/>
          </draw:line>
          <draw:line draw:style-name="gr1" draw:text-style-name="P1" draw:layer="layout" svg:x1="16.394cm" svg:y1="6.033cm" svg:x2="15.857cm" svg:y2="6.279cm">
            <text:p/>
          </draw:line>
          <draw:line draw:style-name="gr1" draw:text-style-name="P1" draw:layer="layout" svg:x1="16.374cm" svg:y1="5.554cm" svg:x2="15.837cm" svg:y2="5.8cm">
            <text:p/>
          </draw:line>
          <draw:line draw:style-name="gr1" draw:text-style-name="P1" draw:layer="layout" svg:x1="16.347cm" svg:y1="5.559cm" svg:x2="16.074cm" svg:y2="5.446cm">
            <text:p/>
          </draw:line>
        </draw:g>
        <draw:line draw:style-name="gr1" draw:text-style-name="P1" draw:layer="layout" svg:x1="16.035cm" svg:y1="5.43cm" svg:x2="16.035cm" svg:y2="3.703cm">
          <text:p/>
        </draw:line>
        <draw:line draw:style-name="gr1" draw:text-style-name="P1" draw:layer="layout" svg:x1="16.067cm" svg:y1="14.916cm" svg:x2="16.067cm" svg:y2="10.813cm">
          <text:p/>
        </draw:line>
        <draw:frame draw:style-name="gr2" draw:text-style-name="P2" draw:layer="layout" svg:width="1.522cm" svg:height="1.514cm" svg:x="19.038cm" svg:y="10.239cm">
          <draw:text-box draw:corner-radius="0.694cm">
            <text:p><text:span text:style-name="T1">Vo</text:span></text:p>
          </draw:text-box>
        </draw:frame>
        <draw:custom-shape draw:style-name="gr3" draw:text-style-name="P3" draw:layer="layout" svg:width="1.842cm" svg:height="1.843cm" svg:x="23.087cm" svg:y="5.589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48cm" svg:height="0.35cm" svg:x="19.8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6.123cm" svg:y1="6.872cm" svg:x2="15.85cm" svg:y2="6.759cm">
            <text:p/>
          </draw:line>
          <draw:line draw:style-name="gr1" draw:text-style-name="P1" draw:layer="layout" svg:x1="16.388cm" svg:y1="6.515cm" svg:x2="15.851cm" svg:y2="6.761cm">
            <text:p/>
          </draw:line>
          <draw:line draw:style-name="gr1" draw:text-style-name="P1" draw:layer="layout" svg:x1="16.399cm" svg:y1="6.043cm" svg:x2="15.841cm" svg:y2="5.806cm">
            <text:p/>
          </draw:line>
          <draw:line draw:style-name="gr1" draw:text-style-name="P1" draw:layer="layout" svg:x1="16.401cm" svg:y1="6.527cm" svg:x2="15.843cm" svg:y2="6.29cm">
            <text:p/>
          </draw:line>
          <draw:line draw:style-name="gr1" draw:text-style-name="P1" draw:layer="layout" svg:x1="16.395cm" svg:y1="6.033cm" svg:x2="15.858cm" svg:y2="6.279cm">
            <text:p/>
          </draw:line>
          <draw:line draw:style-name="gr1" draw:text-style-name="P1" draw:layer="layout" svg:x1="16.375cm" svg:y1="5.554cm" svg:x2="15.838cm" svg:y2="5.8cm">
            <text:p/>
          </draw:line>
          <draw:line draw:style-name="gr1" draw:text-style-name="P1" draw:layer="layout" svg:x1="16.348cm" svg:y1="5.559cm" svg:x2="16.075cm" svg:y2="5.446cm">
            <text:p/>
          </draw:line>
        </draw:g>
        <draw:line draw:style-name="gr1" draw:text-style-name="P1" draw:layer="layout" svg:x1="23.927cm" svg:y1="3.681cm" svg:x2="15.99cm" svg:y2="3.758cm">
          <text:p/>
        </draw:line>
        <draw:line draw:style-name="gr1" draw:text-style-name="P1" draw:layer="layout" svg:x1="10.061cm" svg:y1="15.148cm" svg:x2="10.085cm" svg:y2="12.884cm">
          <text:p/>
        </draw:line>
        <draw:line draw:style-name="gr1" draw:text-style-name="P1" draw:layer="layout" svg:x1="24.043cm" svg:y1="14.994cm" svg:x2="23.985cm" svg:y2="7.45cm">
          <text:p/>
        </draw:line>
        <draw:line draw:style-name="gr1" draw:text-style-name="P1" draw:layer="layout" svg:x1="23.96cm" svg:y1="5.6cm" svg:x2="23.961cm" svg:y2="3.632cm">
          <text:p/>
        </draw:line>
        <draw:line draw:style-name="gr1" draw:text-style-name="P1" draw:layer="layout" svg:x1="24.101cm" svg:y1="15cm" svg:x2="10.008cm" svg:y2="15.031cm">
          <text:p/>
        </draw:line>
        <draw:custom-shape draw:style-name="gr3" draw:text-style-name="P3" draw:layer="layout" svg:width="1.842cm" svg:height="1.843cm" svg:x="9.229cm" svg:y="11.111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085cm" svg:y1="9.588cm" svg:x2="10.074cm" svg:y2="11.084cm">
          <text:p/>
        </draw:line>
        <draw:g>
          <draw:line draw:style-name="gr1" draw:text-style-name="P1" draw:layer="layout" svg:x1="20.748cm" svg:y1="8.715cm" svg:x2="22.007cm" svg:y2="8.712cm">
            <text:p/>
          </draw:line>
          <draw:line draw:style-name="gr1" draw:text-style-name="P1" draw:layer="layout" svg:x1="20.748cm" svg:y1="8.715cm" svg:x2="22.007cm" svg:y2="8.712cm">
            <text:p/>
          </draw:line>
          <draw:line draw:style-name="gr1" draw:text-style-name="P1" draw:layer="layout" svg:x1="20.75cm" svg:y1="9.287cm" svg:x2="22.009cm" svg:y2="9.284cm">
            <text:p/>
          </draw:line>
          <draw:line draw:style-name="gr1" draw:text-style-name="P1" draw:layer="layout" svg:x1="21.372cm" svg:y1="10.059cm" svg:x2="21.38cm" svg:y2="9.283cm">
            <text:p/>
          </draw:line>
          <draw:line draw:style-name="gr1" draw:text-style-name="P1" draw:layer="layout" svg:x1="21.368cm" svg:y1="8.726cm" svg:x2="21.376cm" svg:y2="7.95cm">
            <text:p/>
          </draw:line>
        </draw:g>
        <draw:custom-shape draw:style-name="gr4" draw:text-style-name="P4" draw:layer="layout" svg:width="0.348cm" svg:height="0.35cm" svg:x="23.869cm" svg:y="14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48cm" svg:height="0.35cm" svg:x="15.816cm" svg:y="3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48cm" svg:height="0.35cm" svg:x="9.949cm" svg:y="9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48cm" svg:height="0.35cm" svg:x="15.894cm" svg:y="14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48cm" svg:height="0.35cm" svg:x="9.912cm" svg:y="14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48cm" svg:height="0.35cm" svg:x="23.716cm" svg:y="3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48cm" svg:height="0.35cm" svg:x="19.881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305cm" svg:height="1.081cm" svg:x="14.403cm" svg:y="11.619cm">
          <draw:text-box>
            <text:p><text:span text:style-name="T1">Ic</text:span></text:p>
          </draw:text-box>
        </draw:frame>
        <draw:frame draw:style-name="gr6" draw:text-style-name="P2" draw:layer="layout" svg:width="1.877cm" svg:height="1.665cm" svg:x="23.025cm" svg:y="2.786cm">
          <draw:text-box>
            <text:p><text:span text:style-name="T1">Vcc</text:span></text:p>
          </draw:text-box>
        </draw:frame>
        <draw:frame draw:style-name="gr7" draw:text-style-name="P2" draw:layer="layout" svg:width="1.311cm" svg:height="1.798cm" svg:x="24.192cm" svg:y="14.74cm">
          <draw:text-box>
            <text:p><text:span text:style-name="T1">0</text:span></text:p>
          </draw:text-box>
        </draw:frame>
        <draw:frame draw:style-name="gr8" draw:text-style-name="P2" draw:layer="layout" svg:width="5.317cm" svg:height="2.277cm" svg:x="16.617cm" svg:y="11.647cm">
          <draw:text-box>
            <text:p><text:span text:style-name="T2">Non-inverting Amp</text:span></text:p>
          </draw:text-box>
        </draw:frame>
        <draw:frame draw:style-name="gr6" draw:text-style-name="P2" draw:layer="layout" svg:width="1.838cm" svg:height="1.665cm" svg:x="15.164cm" svg:y="2.763cm">
          <draw:text-box>
            <text:p><text:span text:style-name="T1">Vc</text:span><text:span text:style-name="T1">c</text:span></text:p>
          </draw:text-box>
        </draw:frame>
        <draw:frame draw:style-name="gr9" draw:text-style-name="P2" draw:layer="layout" svg:width="1.211cm" svg:height="1.302cm" svg:x="19.596cm" svg:y="8.131cm">
          <draw:text-box>
            <text:p><text:span text:style-name="T1">+</text:span></text:p>
          </draw:text-box>
        </draw:frame>
        <draw:frame draw:style-name="gr6" draw:text-style-name="P2" draw:layer="layout" svg:width="1.703cm" svg:height="1.665cm" svg:x="10.836cm" svg:y="12.152cm">
          <draw:text-box>
            <text:p><text:span text:style-name="T1">V_1</text:span></text:p>
          </draw:text-box>
        </draw:frame>
        <draw:frame draw:style-name="gr6" draw:text-style-name="P2" draw:layer="layout" svg:width="2.515cm" svg:height="1.665cm" svg:x="16.351cm" svg:y="5.6cm">
          <draw:text-box>
            <text:p><text:span text:style-name="T1">Rout</text:span></text:p>
          </draw:text-box>
        </draw:frame>
        <draw:frame draw:style-name="gr6" draw:text-style-name="P2" draw:layer="layout" svg:width="1.748cm" svg:height="1.665cm" svg:x="24.48cm" svg:y="5.026cm">
          <draw:text-box>
            <text:p><text:span text:style-name="T1">V</text:span><text:span text:style-name="T1">c</text:span><text:span text:style-name="T1">c</text:span></text:p>
          </draw:text-box>
        </draw:frame>
        <draw:frame draw:style-name="gr10" draw:text-style-name="P2" draw:layer="layout" svg:width="2.171cm" svg:height="1.704cm" svg:x="21.399cm" svg:y="11.888cm">
          <draw:text-box>
            <text:p><text:span text:style-name="T1">Rc</text:span></text:p>
          </draw:text-box>
        </draw:frame>
        <draw:line draw:style-name="gr11" draw:text-style-name="P1" draw:layer="layout" svg:x1="15.99cm" svg:y1="8.321cm" svg:x2="15.083cm" svg:y2="9.099cm">
          <text:p/>
        </draw:line>
        <draw:frame draw:style-name="gr12" draw:text-style-name="P2" draw:layer="layout" svg:width="1.211cm" svg:height="1.494cm" svg:x="19.52cm" svg:y="13.768cm">
          <draw:text-box>
            <text:p><text:span text:style-name="T1">-</text:span></text:p>
          </draw:text-box>
        </draw:frame>
        <draw:line draw:style-name="gr1" draw:text-style-name="P1" draw:layer="layout" svg:x1="24.043cm" svg:y1="14.994cm" svg:x2="23.985cm" svg:y2="7.45cm">
          <text:p/>
        </draw:line>
        <draw:line draw:style-name="gr1" draw:text-style-name="P1" draw:layer="layout" svg:x1="13.553cm" svg:y1="9.486cm" svg:x2="15.088cm" svg:y2="9.457cm">
          <text:p/>
        </draw:line>
        <draw:line draw:style-name="gr1" draw:text-style-name="P1" draw:layer="layout" svg:x1="10.277cm" svg:y1="9.509cm" svg:x2="15.089cm" svg:y2="9.458cm">
          <text:p/>
        </draw:line>
        <draw:line draw:style-name="gr1" draw:text-style-name="P1" draw:layer="layout" svg:x1="15.031cm" svg:y1="8.627cm" svg:x2="14.993cm" svg:y2="10.506cm">
          <text:p/>
        </draw:line>
        <draw:line draw:style-name="gr1" draw:text-style-name="P1" draw:layer="layout" svg:x1="14.993cm" svg:y1="10.123cm" svg:x2="16.067cm" svg:y2="10.852cm">
          <text:p/>
        </draw:line>
        <draw:line draw:style-name="gr1" draw:text-style-name="P1" draw:layer="layout" svg:x1="21.32cm" svg:y1="7.477cm" svg:x2="16.029cm" svg:y2="7.477cm">
          <text:p/>
        </draw:line>
        <draw:custom-shape draw:style-name="gr4" draw:text-style-name="P4" draw:layer="layout" svg:width="0.348cm" svg:height="0.35cm" svg:x="21.146cm" svg:y="7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1.343cm" svg:y1="8.243cm" svg:x2="21.343cm" svg:y2="7.438cm">
          <text:p/>
        </draw:line>
        <draw:line draw:style-name="gr1" draw:text-style-name="P1" draw:layer="layout" svg:x1="21.358cm" svg:y1="11.005cm" svg:x2="21.358cm" svg:y2="9.855cm">
          <text:p/>
        </draw:line>
        <draw:g>
          <draw:line draw:style-name="gr1" draw:text-style-name="P1" draw:layer="layout" svg:x1="21.416cm" svg:y1="12.394cm" svg:x2="21.143cm" svg:y2="12.281cm">
            <text:p/>
          </draw:line>
          <draw:line draw:style-name="gr1" draw:text-style-name="P1" draw:layer="layout" svg:x1="21.681cm" svg:y1="12.037cm" svg:x2="21.144cm" svg:y2="12.283cm">
            <text:p/>
          </draw:line>
          <draw:line draw:style-name="gr1" draw:text-style-name="P1" draw:layer="layout" svg:x1="21.692cm" svg:y1="11.565cm" svg:x2="21.134cm" svg:y2="11.328cm">
            <text:p/>
          </draw:line>
          <draw:line draw:style-name="gr1" draw:text-style-name="P1" draw:layer="layout" svg:x1="21.694cm" svg:y1="12.049cm" svg:x2="21.136cm" svg:y2="11.812cm">
            <text:p/>
          </draw:line>
          <draw:line draw:style-name="gr1" draw:text-style-name="P1" draw:layer="layout" svg:x1="21.688cm" svg:y1="11.555cm" svg:x2="21.151cm" svg:y2="11.801cm">
            <text:p/>
          </draw:line>
          <draw:line draw:style-name="gr1" draw:text-style-name="P1" draw:layer="layout" svg:x1="21.668cm" svg:y1="11.076cm" svg:x2="21.131cm" svg:y2="11.322cm">
            <text:p/>
          </draw:line>
          <draw:line draw:style-name="gr1" draw:text-style-name="P1" draw:layer="layout" svg:x1="21.641cm" svg:y1="11.081cm" svg:x2="21.368cm" svg:y2="10.968cm">
            <text:p/>
          </draw:line>
        </draw:g>
        <draw:line draw:style-name="gr1" draw:text-style-name="P1" draw:layer="layout" svg:x1="21.397cm" svg:y1="14.993cm" svg:x2="21.416cm" svg:y2="12.398cm">
          <text:p/>
        </draw:line>
        <draw:line draw:style-name="gr11" draw:text-style-name="P1" draw:layer="layout" svg:x1="8.844cm" svg:y1="13.019cm" svg:x2="8.844cm" svg:y2="10.959cm">
          <text:p/>
        </draw:line>
        <draw:line draw:style-name="gr11" draw:text-style-name="P1" draw:layer="layout" svg:x1="14.706cm" svg:y1="10.276cm" svg:x2="13.038cm" svg:y2="10.314cm">
          <text:p/>
        </draw:line>
        <draw:line draw:style-name="gr11" draw:text-style-name="P1" draw:layer="layout" svg:x1="15.681cm" svg:y1="11.497cm" svg:x2="15.716cm" svg:y2="13.165cm">
          <text:p/>
        </draw:line>
        <draw:line draw:style-name="gr11" draw:text-style-name="P1" draw:layer="layout" svg:x1="16.335cm" svg:y1="7.706cm" svg:x2="16.373cm" svg:y2="9.036cm">
          <text:p/>
        </draw:line>
        <draw:line draw:style-name="gr11" draw:text-style-name="P1" draw:layer="layout" svg:x1="20.194cm" svg:y1="11.548cm" svg:x2="20.194cm" svg:y2="9.488cm">
          <text:p/>
        </draw:line>
        <draw:frame draw:style-name="gr5" draw:text-style-name="P2" draw:layer="layout" svg:width="2.305cm" svg:height="1.081cm" svg:x="13.177cm" svg:y="10.585cm">
          <draw:text-box>
            <text:p><text:span text:style-name="T1">I</text:span><text:span text:style-name="T3">B</text:span></text:p>
          </draw:text-box>
        </draw:frame>
        <draw:frame draw:style-name="gr5" draw:text-style-name="P2" draw:layer="layout" svg:width="2.305cm" svg:height="1.081cm" svg:x="16.283cm" svg:y="7.939cm">
          <draw:text-box>
            <text:p><text:span text:style-name="T1">I</text:span><text:span text:style-name="T3">E</text:span></text:p>
          </draw:text-box>
        </draw:frame>
        <draw:frame draw:style-name="gr2" draw:text-style-name="P2" draw:layer="layout" svg:width="1.522cm" svg:height="1.514cm" svg:x="21.876cm" svg:y="8.591cm">
          <draw:text-box draw:corner-radius="0.694cm">
            <text:p><text:span text:style-name="T1">Co</text:span></text:p>
          </draw:text-box>
        </draw:frame>
        <draw:custom-shape draw:style-name="gr4" draw:text-style-name="P4" draw:layer="layout" svg:width="0.348cm" svg:height="0.35cm" svg:x="9.913cm" svg:y="14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48cm" svg:height="0.35cm" svg:x="23.87cm" svg:y="14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48cm" svg:height="0.35cm" svg:x="23.87cm" svg:y="14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48cm" svg:height="0.35cm" svg:x="23.87cm" svg:y="14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48cm" svg:height="0.35cm" svg:x="23.87cm" svg:y="14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48cm" svg:height="0.35cm" svg:x="23.87cm" svg:y="14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48cm" svg:height="0.35cm" svg:x="23.87cm" svg:y="14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48cm" svg:height="0.35cm" svg:x="11.829cm" svg:y="14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48cm" svg:height="0.35cm" svg:x="11.791cm" svg:y="9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48cm" svg:height="0.35cm" svg:x="21.147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5-20T15:24:14.112170452</dc:date>
    <meta:editing-duration>PT21H32M39S</meta:editing-duration>
    <meta:editing-cycles>21</meta:editing-cycles>
    <meta:generator>LibreOffice/6.4.6.2$Linux_X86_64 LibreOffice_project/40$Build-2</meta:generator>
    <meta:document-statistic meta:object-count="110"/>
  </office:meta>
</office:document-meta>
</file>